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cc6" officeooo:paragraph-rsid="001e5cc6"/>
    </style:style>
    <style:style style:name="P2" style:family="paragraph" style:parent-style-name="Standard">
      <style:text-properties officeooo:rsid="00200581" officeooo:paragraph-rsid="00200581"/>
    </style:style>
    <style:style style:name="P3" style:family="paragraph" style:parent-style-name="Standard">
      <style:text-properties officeooo:rsid="00200581" officeooo:paragraph-rsid="0020bf36"/>
    </style:style>
    <style:style style:name="P4" style:family="paragraph" style:parent-style-name="Standard">
      <style:text-properties officeooo:rsid="0020bf36" officeooo:paragraph-rsid="0020bf36"/>
    </style:style>
    <style:style style:name="T1" style:family="text">
      <style:text-properties officeooo:rsid="00200581"/>
    </style:style>
    <style:style style:name="T2" style:family="text">
      <style:text-properties officeooo:rsid="0020bf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peLock</text:p>
      <text:p text:style-name="P1">ctor call the posixMutex</text:p>
      <text:p text:style-name="P1">foo()</text:p>
      <text:p text:style-name="P1">{</text:p>
      <text:p text:style-name="P1"><text:tab/>ScopeLock lock(m);</text:p>
      <text:p text:style-name="P1">}</text:p>
      <text:p text:style-name="P1"/>
      <text:p text:style-name="P1">we need a generic lock,</text:p>
      <text:p text:style-name="P1"/>
      <text:p text:style-name="P1">user gives us its own class<text:span text:style-name="T1">es – PosixMutex, NullMutex</text:span></text:p>
      <text:p text:style-name="P1"/>
      <text:p text:style-name="P1">ScopeLock&lt;PosixMutex&gt; lock(myMutex , <text:span text:style-name="T1">try_lock</text:span>)</text:p>
      <text:p text:style-name="P2">may use a type def</text:p>
      <text:p text:style-name="P2">ScopeLock&lt;Mutex&gt;lock(myMutex, try_lock)</text:p>
      <text:p text:style-name="P1"/>
      <text:p text:style-name="P1">class PosixMutex</text:p>
      <text:p text:style-name="P1">{</text:p>
      <text:p text:style-name="P1"><text:tab/>contains posix mutex<text:tab/></text:p>
      <text:p text:style-name="P1">};</text:p>
      <text:p text:style-name="P1"/>
      <text:p text:style-name="P1">scopeLock will use the <text:span text:style-name="T1">P</text:span>osix<text:span text:style-name="T1">M</text:span>utex api </text:p>
      <text:p text:style-name="P2">his ctor will call the</text:p>
      <text:p text:style-name="P1"/>
      <text:p text:style-name="P2">PosixMutex ctor does the locking</text:p>
      <text:p text:style-name="P2"/>
      <text:p text:style-name="P2"/>
      <text:p text:style-name="P2">1. pthread_mutex_create()</text:p>
      <text:p text:style-name="P2"/>
      <text:p text:style-name="P2">2. ptheard_mutex_lock();</text:p>
      <text:p text:style-name="P2"/>
      <text:p text:style-name="P2">//critical section</text:p>
      <text:p text:style-name="P2"/>
      <text:p text:style-name="P2">3. ptheard_mutex_unlock();</text:p>
      <text:p text:style-name="P2"/>
      <text:p text:style-name="P2"/>
      <text:p text:style-name="P2"><text:bookmark-start text:name="__DdeLink__123_780107795"/>ScopeLock API<text:bookmark-end text:name="__DdeLink__123_780107795"/></text:p>
      <text:p text:style-name="P2"/>
      <text:p text:style-name="P2">ctor - lock</text:p>
      <text:p text:style-name="P2">dtor – unlock</text:p>
      <text:p text:style-name="P2">unlock (explicit)// creates a problem of double unlock, use a flag ? To avoid</text:p>
      <text:p text:style-name="P2"/>
      <text:p text:style-name="P2">read STL SGI, thread safe</text:p>
      <text:p text:style-name="P2"/>
      <text:p text:style-name="P2">support a test </text:p>
      <text:p text:style-name="P2">if(lock)</text:p>
      <text:p text:style-name="P2">{</text:p>
      <text:p text:style-name="P2"/>
      <text:p text:style-name="P2">}</text:p>
      <text:p text:style-name="P2"/>
      <text:p text:style-name="P2"/>
      <text:p text:style-name="P4"/>
      <text:p text:style-name="P4"/>
      <text:p text:style-name="P4"><text:soft-page-break/></text:p>
      <text:p text:style-name="P4">support</text:p>
      <text:p text:style-name="P4">foo()</text:p>
      <text:p text:style-name="P4">{</text:p>
      <text:p text:style-name="P4"><text:tab/>ScopeLock&lt; &gt;(myMutex, dont_lock);</text:p>
      <text:p text:style-name="P4"><text:tab/>if( )</text:p>
      <text:p text:style-name="P4"><text:tab/>{</text:p>
      <text:p text:style-name="P4"><text:tab/><text:tab/>lock.lock();</text:p>
      <text:p text:style-name="P4"><text:tab/>}// dont unlock here</text:p>
      <text:p text:style-name="P4"><text:tab/></text:p>
      <text:p text:style-name="P4">}// out of scope here of ScopeLock, so unlock</text:p>
      <text:p text:style-name="P4"/>
      <text:p text:style-name="P4"/>
      <text:p text:style-name="P4">try_lock - </text:p>
      <text:p text:style-name="P4"/>
      <text:p text:style-name="P4"/>
      <text:p text:style-name="P4">data members in ScopeLock ( managin</text:p>
      <text:p text:style-name="P4"/>
      <text:p text:style-name="P4"/>
      <text:p text:style-name="P4"/>
      <text:p text:style-name="P3"><text:span text:style-name="T2">class PosixMutex</text:span> API</text:p>
      <text:p text:style-name="P3"/>
      <text:p text:style-name="P4">bool lock()</text:p>
      <text:p text:style-name="P4">unlock()</text:p>
      <text:p text:style-name="P4">try_lock(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6:54:32.959205203</meta:creation-date>
    <dc:date>2016-04-14T18:49:02.098870869</dc:date>
    <meta:editing-duration>PT38M38S</meta:editing-duration>
    <meta:editing-cycles>1</meta:editing-cycles>
    <meta:document-statistic meta:table-count="0" meta:image-count="0" meta:object-count="0" meta:page-count="2" meta:paragraph-count="47" meta:word-count="135" meta:character-count="859" meta:non-whitespace-character-count="755"/>
    <meta:generator>LibreOffice/4.2.8.2$Linux_X86_64 LibreOffice_project/420m0$Build-2</meta:generator>
  </office:meta>
</office:document-meta>
</file>